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/>
      <style:text-properties fo:font-weight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 table:style-name="Default"/>
          <table:table-cell office:value-type="string">
            <text:p>Date</text:p>
          </table:table-cell>
          <table:table-cell table:style-name="ce5" office:value-type="string">
            <text:p>29/03/2006</text:p>
          </table:table-cell>
          <table:table-cell/>
          <table:table-cell table:style-name="Default"/>
        </table:table-row>
        <table:table-row table:style-name="ro2">
          <table:table-cell office:value-type="string">
            <text:p>Program</text:p>
          </table:table-cell>
          <table:table-cell/>
          <table:table-cell table:style-name="Default"/>
          <table:table-cell office:value-type="string">
            <text:p>Program #</text:p>
          </table:table-cell>
          <table:table-cell office:value-type="string">
            <text:p>Homework 6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structor</text:p>
          </table:table-cell>
          <table:table-cell office:value-type="string">
            <text:p>Alexi</text:p>
          </table:table-cell>
          <table:table-cell table:style-name="Default"/>
          <table:table-cell office:value-type="string">
            <text:p>Language</text:p>
          </table:table-cell>
          <table:table-cell office:value-type="string">
            <text:p>Java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" office:value-type="string">
            <text:p>Summary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Minutes/LOC</text:p>
          </table:table-cell>
          <table:table-cell table:formula="oooc:=[.B21]/[.B10]" office:value-type="float" office:value="0.815384615384615">
            <text:p>0.82</text:p>
          </table:table-cell>
          <table:table-cell table:style-name="Default" table:formula="oooc:=[.C21]/[.C10]" office:value-type="float" office:value="1.44827586206897">
            <text:p>1.45</text:p>
          </table:table-cell>
          <table:table-cell table:formula="oooc:=[.D21]/[.D10]" office:value-type="float" office:value="0.872340425531915">
            <text:p>0.87</text:p>
          </table:table-cell>
          <table:table-cell table:number-columns-repeated="2"/>
          <table:table-cell office:value-type="float" office:value="0.31">
            <text:p>0.31</text:p>
          </table:table-cell>
        </table:table-row>
        <table:table-row table:style-name="ro2">
          <table:table-cell office:value-type="string">
            <text:p>LOC/Hour</text:p>
          </table:table-cell>
          <table:table-cell table:formula="oooc:=60/[.B6]" office:value-type="float" office:value="73.5849056603774">
            <text:p>73.58</text:p>
          </table:table-cell>
          <table:table-cell table:style-name="Default" table:formula="oooc:=60/[.C6]" office:value-type="float" office:value="41.4285714285714">
            <text:p>41.43</text:p>
          </table:table-cell>
          <table:table-cell table:formula="oooc:=60/[.D6]" office:value-type="float" office:value="68.7804878048781">
            <text:p>68.78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" office:value-type="string">
            <text:p>Program Size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Total New&amp;Changed</text:p>
          </table:table-cell>
          <table:table-cell table:style-name="ce3" office:value-type="float" office:value="65">
            <text:p>65</text:p>
          </table:table-cell>
          <table:table-cell table:style-name="ce4" office:value-type="float" office:value="29">
            <text:p>29</text:p>
          </table:table-cell>
          <table:table-cell table:formula="oooc:=[.C10]+[.G10]" office:value-type="float" office:value="94">
            <text:p>94</text:p>
          </table:table-cell>
          <table:table-cell table:number-columns-repeated="2"/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Max size</text:p>
          </table:table-cell>
          <table:table-cell table:style-name="ce3" office:value-type="float" office:value="80">
            <text:p>8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>
            <text:p>Min size</text:p>
          </table:table-cell>
          <table:table-cell table:style-name="ce3"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" office:value-type="string">
            <text:p>Time in Phase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Planning</text:p>
          </table:table-cell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C15]+[.G15]" office:value-type="float" office:value="5">
            <text:p>5</text:p>
          </table:table-cell>
          <table:table-cell table:formula="oooc:=100*[.D15]/[.D$21]" office:value-type="float" office:value="6.09756097560976">
            <text:p>6.1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esign</text:p>
          </table:table-cell>
          <table:table-cell table:style-name="ce3"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ooc:=[.C16]+[.G16]" office:value-type="float" office:value="17">
            <text:p>17</text:p>
          </table:table-cell>
          <table:table-cell table:formula="oooc:=100*[.D16]/[.D$21]" office:value-type="float" office:value="20.7317073170732">
            <text:p>20.7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de</text:p>
          </table:table-cell>
          <table:table-cell table:style-name="ce3"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ooc:=[.C17]+[.G17]" office:value-type="float" office:value="31">
            <text:p>31</text:p>
          </table:table-cell>
          <table:table-cell table:formula="oooc:=100*[.D17]/[.D$21]" office:value-type="float" office:value="37.8048780487805">
            <text:p>37.8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ompile</text:p>
          </table:table-cell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18]+[.G18]" office:value-type="float" office:value="4">
            <text:p>4</text:p>
          </table:table-cell>
          <table:table-cell table:formula="oooc:=100*[.D18]/[.D$21]" office:value-type="float" office:value="4.87804878048781">
            <text:p>4.8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3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ooc:=[.C19]+[.G19]" office:value-type="float" office:value="22">
            <text:p>22</text:p>
          </table:table-cell>
          <table:table-cell table:formula="oooc:=100*[.D19]/[.D$21]" office:value-type="float" office:value="26.8292682926829">
            <text:p>26.83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Postmortem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20]+[.G20]" office:value-type="float" office:value="3">
            <text:p>3</text:p>
          </table:table-cell>
          <table:table-cell table:formula="oooc:=100*[.D20]/[.D$21]" office:value-type="float" office:value="3.65853658536585">
            <text:p>3.66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table:formula="oooc:=SUM([.B15:.B20])" office:value-type="float" office:value="53">
            <text:p>53</text:p>
          </table:table-cell>
          <table:table-cell table:style-name="ce2" table:formula="oooc:=SUM([.C15:.C20])" office:value-type="float" office:value="42">
            <text:p>42</text:p>
          </table:table-cell>
          <table:table-cell table:style-name="ce2" table:formula="oooc:=SUM([.D15:.D20])" office:value-type="float" office:value="82">
            <text:p>82</text:p>
          </table:table-cell>
          <table:table-cell table:style-name="ce2" table:formula="oooc:=SUM([.E15:.E20])" office:value-type="float" office:value="100">
            <text:p>100</text:p>
          </table:table-cell>
          <table:table-cell/>
          <table:table-cell table:style-name="ce2" table:formula="oooc:=SUM([.G15:.G20])" office:value-type="float" office:value="40">
            <text:p>40</text:p>
          </table:table-cell>
        </table:table-row>
        <table:table-row table:style-name="ro2">
          <table:table-cell office:value-type="string">
            <text:p>Max time</text:p>
          </table:table-cell>
          <table:table-cell table:formula="oooc:=[.B6]*[.B11]" office:value-type="float" office:value="65.2307692307692">
            <text:p>65.23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>
            <text:p>Min Time</text:p>
          </table:table-cell>
          <table:table-cell table:formula="oooc:=[.B6]*[.B12]" office:value-type="float" office:value="40.7692307692308">
            <text:p>40.77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" office:value-type="string">
            <text:p>Defects Inject</text:p>
          </table:table-cell>
          <table:table-cell/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Planning</text:p>
          </table:table-cell>
          <table:table-cell/>
          <table:table-cell office:value-type="float" office:value="0">
            <text:p>0</text:p>
          </table:table-cell>
          <table:table-cell table:formula="oooc:=[.C26]+[.G26]" office:value-type="float" office:value="0">
            <text:p>0</text:p>
          </table:table-cell>
          <table:table-cell table:formula="oooc:=100*[.D26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sign</text:p>
          </table:table-cell>
          <table:table-cell/>
          <table:table-cell office:value-type="float" office:value="0">
            <text:p>0</text:p>
          </table:table-cell>
          <table:table-cell table:formula="oooc:=[.C27]+[.G27]" office:value-type="float" office:value="1">
            <text:p>1</text:p>
          </table:table-cell>
          <table:table-cell table:formula="oooc:=100*[.D27]/[.D$31]" office:value-type="float" office:value="14.2857142857143">
            <text:p>14.29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de</text:p>
          </table:table-cell>
          <table:table-cell/>
          <table:table-cell office:value-type="float" office:value="3">
            <text:p>3</text:p>
          </table:table-cell>
          <table:table-cell table:formula="oooc:=[.C28]+[.G28]" office:value-type="float" office:value="6">
            <text:p>6</text:p>
          </table:table-cell>
          <table:table-cell table:formula="oooc:=100*[.D28]/[.D$31]" office:value-type="float" office:value="85.7142857142857">
            <text:p>85.71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mpile</text:p>
          </table:table-cell>
          <table:table-cell/>
          <table:table-cell office:value-type="float" office:value="0">
            <text:p>0</text:p>
          </table:table-cell>
          <table:table-cell table:formula="oooc:=[.C29]+[.G29]" office:value-type="float" office:value="0">
            <text:p>0</text:p>
          </table:table-cell>
          <table:table-cell table:formula="oooc:=100*[.D29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est</text:p>
          </table:table-cell>
          <table:table-cell/>
          <table:table-cell office:value-type="float" office:value="0">
            <text:p>0</text:p>
          </table:table-cell>
          <table:table-cell table:formula="oooc:=[.C30]+[.G30]" office:value-type="float" office:value="0">
            <text:p>0</text:p>
          </table:table-cell>
          <table:table-cell table:formula="oooc:=100*[.D30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/>
          <table:table-cell table:style-name="ce2" table:formula="oooc:=SUM([.C26:.C30])" office:value-type="float" office:value="3">
            <text:p>3</text:p>
          </table:table-cell>
          <table:table-cell table:style-name="ce2" table:formula="oooc:=SUM([.D26:.D30])" office:value-type="float" office:value="7">
            <text:p>7</text:p>
          </table:table-cell>
          <table:table-cell table:style-name="ce2" table:formula="oooc:=SUM([.E26:.E30])" office:value-type="float" office:value="100">
            <text:p>100</text:p>
          </table:table-cell>
          <table:table-cell/>
          <table:table-cell table:style-name="ce2" table:formula="oooc:=SUM([.G26:.G30])"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Defects Removed</text:p>
          </table:table-cell>
          <table:table-cell/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Planning</text:p>
          </table:table-cell>
          <table:table-cell/>
          <table:table-cell office:value-type="float" office:value="0">
            <text:p>0</text:p>
          </table:table-cell>
          <table:table-cell table:formula="oooc:=[.C33]+[.G33]" office:value-type="float" office:value="0">
            <text:p>0</text:p>
          </table:table-cell>
          <table:table-cell table:formula="oooc:=100*[.D33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sign</text:p>
          </table:table-cell>
          <table:table-cell/>
          <table:table-cell office:value-type="float" office:value="0">
            <text:p>0</text:p>
          </table:table-cell>
          <table:table-cell table:formula="oooc:=[.C34]+[.G34]" office:value-type="float" office:value="0">
            <text:p>0</text:p>
          </table:table-cell>
          <table:table-cell table:formula="oooc:=100*[.D34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de</text:p>
          </table:table-cell>
          <table:table-cell/>
          <table:table-cell office:value-type="float" office:value="0">
            <text:p>0</text:p>
          </table:table-cell>
          <table:table-cell table:formula="oooc:=[.C35]+[.G35]" office:value-type="float" office:value="0">
            <text:p>0</text:p>
          </table:table-cell>
          <table:table-cell table:formula="oooc:=100*[.D35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mpile</text:p>
          </table:table-cell>
          <table:table-cell/>
          <table:table-cell office:value-type="float" office:value="0">
            <text:p>0</text:p>
          </table:table-cell>
          <table:table-cell table:formula="oooc:=[.C36]+[.G36]" office:value-type="float" office:value="3">
            <text:p>3</text:p>
          </table:table-cell>
          <table:table-cell table:formula="oooc:=100*[.D36]/[.D$38]" office:value-type="float" office:value="42.8571428571429">
            <text:p>42.8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st</text:p>
          </table:table-cell>
          <table:table-cell/>
          <table:table-cell office:value-type="float" office:value="3">
            <text:p>3</text:p>
          </table:table-cell>
          <table:table-cell table:formula="oooc:=[.C37]+[.G37]" office:value-type="float" office:value="4">
            <text:p>4</text:p>
          </table:table-cell>
          <table:table-cell table:formula="oooc:=100*[.D37]/[.D$38]" office:value-type="float" office:value="57.1428571428571">
            <text:p>57.14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/>
          <table:table-cell table:style-name="ce2" table:formula="oooc:=SUM([.C33:.C37])" office:value-type="float" office:value="3">
            <text:p>3</text:p>
          </table:table-cell>
          <table:table-cell table:style-name="ce2" table:formula="oooc:=SUM([.D33:.D37])" office:value-type="float" office:value="7">
            <text:p>7</text:p>
          </table:table-cell>
          <table:table-cell table:style-name="ce2" table:formula="oooc:=SUM([.E33:.E37])" office:value-type="float" office:value="100">
            <text:p>100</text:p>
          </table:table-cell>
          <table:table-cell/>
          <table:table-cell table:style-name="ce2" table:formula="oooc:=SUM([.G33:.G37]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9">03/29/2006</text:date>, <text:time>03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37:24</meta:creation-date>
    <dc:creator>Dody Wijaya</dc:creator>
    <dc:date>2006-03-29T03:36:37</dc:date>
    <dc:language>en-US</dc:language>
    <meta:editing-cycles>11</meta:editing-cycles>
    <meta:editing-duration>PT9H45M15S</meta:editing-duration>
    <meta:user-defined meta:name="Info 1"/>
    <meta:user-defined meta:name="Info 2"/>
    <meta:user-defined meta:name="Info 3"/>
    <meta:user-defined meta:name="Info 4"/>
    <meta:document-statistic meta:table-count="3" meta:cell-count="161"/>
  </office:meta>
</office:document-meta>
</file>